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0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42.33mm"/>
    </style:style>
    <style:style style:name="co5" style:family="table-column">
      <style:table-column-properties fo:break-before="auto" style:column-width="34.89mm"/>
    </style:style>
    <style:style style:name="co6" style:family="table-column">
      <style:table-column-properties fo:break-before="auto" style:column-width="59.04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3.55mm"/>
    </style:style>
    <style:style style:name="co9" style:family="table-column">
      <style:table-column-properties fo:break-before="auto" style:column-width="4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Architecture</text:p>
          </table:table-cell>
          <table:table-cell office:value-type="string" calcext:value-type="string">
            <text:p>Fold 0 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Fold 0</text:p>
          </table:table-cell>
          <table:table-cell office:value-type="string" calcext:value-type="string">
            <text:p>Fold 1 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2x512 Dense</text:p>
          </table:table-cell>
          <table:table-cell office:value-type="float" office:value="96.445" calcext:value-type="float">
            <text:p>96.445</text:p>
          </table:table-cell>
          <table:table-cell office:value-type="float" office:value="81.223" calcext:value-type="float">
            <text:p>81.223</text:p>
          </table:table-cell>
          <table:table-cell office:value-type="float" office:value="94.55" calcext:value-type="float">
            <text:p>94.55</text:p>
          </table:table-cell>
          <table:table-cell office:value-type="float" office:value="82.049" calcext:value-type="float">
            <text:p>82.049</text:p>
          </table:table-cell>
          <table:table-cell table:formula="of:=AVERAGE([.B2:.E2])" office:value-type="float" office:value="88.56675" calcext:value-type="float">
            <text:p>88.566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.549" calcext:value-type="float">
            <text:p>97.549</text:p>
          </table:table-cell>
          <table:table-cell office:value-type="float" office:value="80.171" calcext:value-type="float">
            <text:p>80.171</text:p>
          </table:table-cell>
          <table:table-cell office:value-type="float" office:value="95.556" calcext:value-type="float">
            <text:p>95.556</text:p>
          </table:table-cell>
          <table:table-cell office:value-type="float" office:value="83.668" calcext:value-type="float">
            <text:p>83.668</text:p>
          </table:table-cell>
          <table:table-cell table:formula="of:=AVERAGE([.B3:.E3])" office:value-type="float" office:value="89.236" calcext:value-type="float">
            <text:p>89.236</text:p>
          </table:table-cell>
          <table:table-cell table:formula="of:=AVERAGE(STDEV([.B2:.E2]);STDEV([.B3:.E3]))" office:value-type="float" office:value="8.32700130053795" calcext:value-type="float">
            <text:p>8.327001300537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3])" office:value-type="float" office:value="96.997" calcext:value-type="float">
            <text:p>96.997</text:p>
          </table:table-cell>
          <table:table-cell table:formula="of:=AVERAGE([.C2:.C3])" office:value-type="float" office:value="80.697" calcext:value-type="float">
            <text:p>80.697</text:p>
          </table:table-cell>
          <table:table-cell table:formula="of:=AVERAGE([.D2:.D3])" office:value-type="float" office:value="95.053" calcext:value-type="float">
            <text:p>95.053</text:p>
          </table:table-cell>
          <table:table-cell table:formula="of:=AVERAGE([.E2:.E3])" office:value-type="float" office:value="82.8585" calcext:value-type="float">
            <text:p>82.8585</text:p>
          </table:table-cell>
          <table:table-cell table:formula="of:=AVERAGE([.B4:.E4])" office:value-type="float" office:value="88.901375" calcext:value-type="float">
            <text:p>88.90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x1024 Dense </text:p>
          </table:table-cell>
          <table:table-cell office:value-type="float" office:value="96.245" calcext:value-type="float">
            <text:p>96.245</text:p>
          </table:table-cell>
          <table:table-cell office:value-type="float" office:value="80.881" calcext:value-type="float">
            <text:p>80.881</text:p>
          </table:table-cell>
          <table:table-cell office:value-type="float" office:value="93.491" calcext:value-type="float">
            <text:p>93.491</text:p>
          </table:table-cell>
          <table:table-cell office:value-type="float" office:value="82.928" calcext:value-type="float">
            <text:p>82.928</text:p>
          </table:table-cell>
          <table:table-cell table:formula="of:=AVERAGE([.B5:.E5])" office:value-type="float" office:value="88.38625" calcext:value-type="float">
            <text:p>88.38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x512 Dense </text:p>
          </table:table-cell>
          <table:table-cell office:value-type="float" office:value="96.041" calcext:value-type="float">
            <text:p>96.041</text:p>
          </table:table-cell>
          <table:table-cell office:value-type="float" office:value="81.287" calcext:value-type="float">
            <text:p>81.287</text:p>
          </table:table-cell>
          <table:table-cell office:value-type="float" office:value="95.67" calcext:value-type="float">
            <text:p>95.67</text:p>
          </table:table-cell>
          <table:table-cell office:value-type="float" office:value="84.264" calcext:value-type="float">
            <text:p>84.264</text:p>
          </table:table-cell>
          <table:table-cell table:formula="of:=AVERAGE([.B6:.E6])" office:value-type="float" office:value="89.3155" calcext:value-type="float">
            <text:p>89.3155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2x512 LSTM</text:p>
          </table:table-cell>
          <table:table-cell office:value-type="float" office:value="95.661" calcext:value-type="float">
            <text:p>95.661</text:p>
          </table:table-cell>
          <table:table-cell office:value-type="float" office:value="80.53" calcext:value-type="float">
            <text:p>80.53</text:p>
          </table:table-cell>
          <table:table-cell office:value-type="float" office:value="94.765" calcext:value-type="float">
            <text:p>94.765</text:p>
          </table:table-cell>
          <table:table-cell office:value-type="float" office:value="84.021" calcext:value-type="float">
            <text:p>84.021</text:p>
          </table:table-cell>
          <table:table-cell table:formula="of:=AVERAGE([.B9:.E9])" office:value-type="float" office:value="88.74425" calcext:value-type="float">
            <text:p>88.7442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(STDEV([.B9:.E9]))" office:value-type="float" office:value="7.6130119915401" calcext:value-type="float">
            <text:p>7.613011991540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x512 Dense + 1 LSTM</text:p>
          </table:table-cell>
          <table:table-cell office:value-type="float" office:value="92.947" calcext:value-type="float">
            <text:p>92.947</text:p>
          </table:table-cell>
          <table:table-cell office:value-type="float" office:value="80.235" calcext:value-type="float">
            <text:p>80.235</text:p>
          </table:table-cell>
          <table:table-cell office:value-type="float" office:value="94.458" calcext:value-type="float">
            <text:p>94.458</text:p>
          </table:table-cell>
          <table:table-cell office:value-type="float" office:value="83.707" calcext:value-type="float">
            <text:p>83.707</text:p>
          </table:table-cell>
          <table:table-cell table:formula="of:=AVERAGE([.B12:.E12])" office:value-type="float" office:value="87.83675" calcext:value-type="float">
            <text:p>87.83675</text:p>
          </table:table-cell>
          <table:table-cell/>
          <table:table-cell office:value-type="float" office:value="5.58" calcext:value-type="float">
            <text:p>5.58</text:p>
          </table:table-cell>
          <table:table-cell office:value-type="float" office:value="0.06" calcext:value-type="float">
            <text:p>0.06</text:p>
          </table:table-cell>
          <table:table-cell office:value-type="float" office:value="5.66" calcext:value-type="float">
            <text:p>5.66</text:p>
          </table:table-cell>
          <table:table-cell office:value-type="float" office:value="4.45" calcext:value-type="float">
            <text:p>4.45</text:p>
          </table:table-cell>
          <table:table-cell table:formula="of:=AVERAGE([.H12:.K12])" office:value-type="float" office:value="3.9375" calcext:value-type="float">
            <text:p>3.9375</text:p>
          </table:table-cell>
          <table:table-cell/>
        </table:table-row>
        <table:table-row table:style-name="ro1">
          <table:table-cell table:number-columns-repeated="6"/>
          <table:table-cell table:formula="of:=(STDEV([.B12:.E12]))" office:value-type="float" office:value="6.94735068809207" calcext:value-type="float">
            <text:p>6.94735068809207</text:p>
          </table:table-cell>
          <table:table-cell table:number-columns-repeated="5"/>
          <table:table-cell table:formula="of:=(STDEV([.H12:.K12]))" office:value-type="float" office:value="2.64338640131682" calcext:value-type="float">
            <text:p>2.64338640131682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Conv 20 k5, 40 k3, Dense 256</text:p>
          </table:table-cell>
          <table:table-cell office:value-type="float" office:value="94.349" calcext:value-type="float">
            <text:p>94.349</text:p>
          </table:table-cell>
          <table:table-cell office:value-type="float" office:value="81.389" calcext:value-type="float">
            <text:p>81.389</text:p>
          </table:table-cell>
          <table:table-cell office:value-type="float" office:value="94.121" calcext:value-type="float">
            <text:p>94.121</text:p>
          </table:table-cell>
          <table:table-cell office:value-type="float" office:value="84.167" calcext:value-type="float">
            <text:p>84.167</text:p>
          </table:table-cell>
          <table:table-cell table:formula="of:=AVERAGE([.B18:.E18])" office:value-type="float" office:value="88.5065" calcext:value-type="float">
            <text:p>88.5065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04" calcext:value-type="float">
            <text:p>0.04</text:p>
          </table:table-cell>
          <table:table-cell office:value-type="float" office:value="5.51" calcext:value-type="float">
            <text:p>5.51</text:p>
          </table:table-cell>
          <table:table-cell office:value-type="float" office:value="5.89" calcext:value-type="float">
            <text:p>5.89</text:p>
          </table:table-cell>
          <table:table-cell table:formula="of:=AVERAGE([.H18:.K18])" office:value-type="float" office:value="4.0725" calcext:value-type="float">
            <text:p>4.0725</text:p>
          </table:table-cell>
          <table:table-cell/>
        </table:table-row>
        <table:table-row table:style-name="ro1">
          <table:table-cell office:value-type="string" calcext:value-type="string">
            <text:p>Conv 20 k5, 40 k3, LSTM 256</text:p>
          </table:table-cell>
          <table:table-cell table:number-columns-repeated="5"/>
          <table:table-cell table:formula="of:=(STDEV([.B18:.E18]))" office:value-type="float" office:value="6.71186717687411" calcext:value-type="float">
            <text:p>6.7118671768741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mbined last LST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bined Dense</text:p>
          </table:table-cell>
          <table:table-cell office:value-type="float" office:value="94.362" calcext:value-type="float">
            <text:p>94.362</text:p>
          </table:table-cell>
          <table:table-cell office:value-type="float" office:value="78.217" calcext:value-type="float">
            <text:p>78.217</text:p>
          </table:table-cell>
          <table:table-cell office:value-type="float" office:value="86.463" calcext:value-type="float">
            <text:p>86.463</text:p>
          </table:table-cell>
          <table:table-cell office:value-type="float" office:value="79.046" calcext:value-type="float">
            <text:p>79.046</text:p>
          </table:table-cell>
          <table:table-cell table:formula="of:=AVERAGE([.B22:.E22])" office:value-type="float" office:value="84.522" calcext:value-type="float">
            <text:p>84.522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/>
          <table:table-cell office:value-type="float" office:value="83.3" calcext:value-type="float">
            <text:p>83.3</text:p>
          </table:table-cell>
          <table:table-cell office:value-type="float" office:value="47.98" calcext:value-type="float">
            <text:p>47.98</text:p>
          </table:table-cell>
          <table:table-cell office:value-type="float" office:value="81.69" calcext:value-type="float">
            <text:p>81.69</text:p>
          </table:table-cell>
          <table:table-cell office:value-type="float" office:value="54.36" calcext:value-type="float">
            <text:p>54.36</text:p>
          </table:table-cell>
          <table:table-cell table:formula="of:=AVERAGE([.B30:.E30])" office:value-type="float" office:value="66.8325" calcext:value-type="float">
            <text:p>66.8325</text:p>
          </table:table-cell>
          <table:table-cell/>
          <table:table-cell office:value-type="float" office:value="70.88" calcext:value-type="float">
            <text:p>70.88</text:p>
          </table:table-cell>
          <table:table-cell office:value-type="float" office:value="2.63" calcext:value-type="float">
            <text:p>2.63</text:p>
          </table:table-cell>
          <table:table-cell office:value-type="float" office:value="82.107" calcext:value-type="float">
            <text:p>82.107</text:p>
          </table:table-cell>
          <table:table-cell office:value-type="float" office:value="33.351" calcext:value-type="float">
            <text:p>33.351</text:p>
          </table:table-cell>
          <table:table-cell table:formula="of:=AVERAGE([.H30:.K30])" office:value-type="float" office:value="47.242" calcext:value-type="float">
            <text:p>47.242</text:p>
          </table:table-cell>
          <table:table-cell/>
        </table:table-row>
        <table:table-row table:style-name="ro1">
          <table:table-cell table:number-columns-repeated="5"/>
          <table:table-cell table:formula="of:=STDEV([.B30:.E30])" office:value-type="float" office:value="18.2839079976538" calcext:value-type="float">
            <text:p>18.2839079976538</text:p>
          </table:table-cell>
          <table:table-cell table:number-columns-repeated="5"/>
          <table:table-cell table:formula="of:=STDEV([.H30:.K30])" office:value-type="float" office:value="36.3203969049532" calcext:value-type="float">
            <text:p>36.3203969049532</text:p>
          </table:table-cell>
          <table:table-cell/>
        </table:table-row>
        <table:table-row table:style-name="ro1" table:number-rows-repeated="18">
          <table:table-cell table:number-columns-repeated="13"/>
        </table:table-row>
        <table:table-row table:style-name="ro1">
          <table:table-cell office:value-type="string" calcext:value-type="string">
            <text:p>2x512 Dense Last Simple</text:p>
          </table:table-cell>
          <table:table-cell office:value-type="float" office:value="11.676" calcext:value-type="float">
            <text:p>11.676</text:p>
          </table:table-cell>
          <table:table-cell office:value-type="float" office:value="17.348" calcext:value-type="float">
            <text:p>17.348</text:p>
          </table:table-cell>
          <table:table-cell office:value-type="float" office:value="55.919" calcext:value-type="float">
            <text:p>55.919</text:p>
          </table:table-cell>
          <table:table-cell office:value-type="float" office:value="47.393" calcext:value-type="float">
            <text:p>47.393</text:p>
          </table:table-cell>
          <table:table-cell table:formula="of:=IF(SUM([.B50:.E50])&gt;0;ROUND(AVERAGE([.B50:.E50]);4);0)" office:value-type="float" office:value="33.084" calcext:value-type="float">
            <text:p>33.0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537" calcext:value-type="float">
            <text:p>1.537</text:p>
          </table:table-cell>
          <table:table-cell office:value-type="float" office:value="20.633" calcext:value-type="float">
            <text:p>20.633</text:p>
          </table:table-cell>
          <table:table-cell office:value-type="float" office:value="48.443" calcext:value-type="float">
            <text:p>48.443</text:p>
          </table:table-cell>
          <table:table-cell office:value-type="float" office:value="47.393" calcext:value-type="float">
            <text:p>47.393</text:p>
          </table:table-cell>
          <table:table-cell table:formula="of:=IF(SUM([.B51:.E51])&gt;0;ROUND(AVERAGE([.B51:.E51]);4);0)" office:value-type="float" office:value="29.5015" calcext:value-type="float">
            <text:p>29.5015</text:p>
          </table:table-cell>
          <table:table-cell table:number-columns-repeated="7"/>
        </table:table-row>
        <table:table-row table:style-name="ro1">
          <table:table-cell/>
          <table:table-cell table:formula="of:=MAX([.B50:.B51])" office:value-type="float" office:value="11.676" calcext:value-type="float">
            <text:p>11.676</text:p>
          </table:table-cell>
          <table:table-cell table:formula="of:=MAX([.C50:.C51])" office:value-type="float" office:value="20.633" calcext:value-type="float">
            <text:p>20.633</text:p>
          </table:table-cell>
          <table:table-cell table:formula="of:=MAX([.D50:.D51])" office:value-type="float" office:value="55.919" calcext:value-type="float">
            <text:p>55.919</text:p>
          </table:table-cell>
          <table:table-cell table:formula="of:=MAX([.E50:.E51])" office:value-type="float" office:value="47.393" calcext:value-type="float">
            <text:p>47.393</text:p>
          </table:table-cell>
          <table:table-cell table:formula="of:=IF(SUM([.B52:.E52])&gt;0;ROUND(AVERAGE([.B52:.E52]);4);0)" office:value-type="float" office:value="33.9053" calcext:value-type="float">
            <text:p>33.9053</text:p>
          </table:table-cell>
          <table:table-cell table:formula="of:=STDEV([.B52:.E52])" office:value-type="float" office:value="21.1093720477422" calcext:value-type="float">
            <text:p>21.109372047742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2.69" calcext:value-type="float">
            <text:p>52.69</text:p>
          </table:table-cell>
          <table:table-cell office:value-type="float" office:value="53.56" calcext:value-type="float">
            <text:p>53.56</text:p>
          </table:table-cell>
          <table:table-cell office:value-type="float" office:value="75.93" calcext:value-type="float">
            <text:p>75.93</text:p>
          </table:table-cell>
          <table:table-cell office:value-type="float" office:value="74.07" calcext:value-type="float">
            <text:p>74.07</text:p>
          </table:table-cell>
          <table:table-cell table:formula="of:=IF(SUM([.B54:.E54])&gt;0;ROUND(AVERAGE([.B54:.E54]);4);0)" office:value-type="float" office:value="64.0625" calcext:value-type="float">
            <text:p>64.0625</text:p>
          </table:table-cell>
          <table:table-cell table:formula="of:=STDEV([.B54:.E54])" office:value-type="float" office:value="12.6573282462506" calcext:value-type="float">
            <text:p>12.6573282462506</text:p>
          </table:table-cell>
          <table:table-cell table:number-columns-repeated="6"/>
        </table:table-row>
      </table:table>
      <table:table table:name="Sheet4" table:style-name="ta1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1" table:default-cell-style-name="Default"/>
        <table:table-row table:style-name="ro1">
          <table:table-cell table:number-columns-repeated="7"/>
          <table:table-cell office:value-type="string" calcext:value-type="string">
            <text:p>2x1024 Coords End</text:p>
          </table:table-cell>
          <table:table-cell office:value-type="float" office:value="44.216" calcext:value-type="float">
            <text:p>44.216</text:p>
          </table:table-cell>
          <table:table-cell office:value-type="float" office:value="27.16" calcext:value-type="float">
            <text:p>27.16</text:p>
          </table:table-cell>
          <table:table-cell office:value-type="float" office:value="54.72" calcext:value-type="float">
            <text:p>54.72</text:p>
          </table:table-cell>
          <table:table-cell office:value-type="float" office:value="32.66" calcext:value-type="float">
            <text:p>32.66</text:p>
          </table:table-cell>
          <table:table-cell table:formula="of:=IF(SUM([.I1:.L1])&gt;0;ROUND(AVERAGE([.I1:.L1]);4);0)" office:value-type="float" office:value="39.689" calcext:value-type="float">
            <text:p>39.689</text:p>
          </table:table-cell>
          <table:table-cell table:formula="of:=STDEV([.I1:.L1])" office:value-type="float" office:value="12.2855928089233" calcext:value-type="float">
            <text:p>12.28559280892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35"/>
        </table:table-row>
        <table:table-row table:style-name="ro1">
          <table:table-cell table:number-columns-repeated="8"/>
          <table:table-cell office:value-type="float" office:value="59.34" calcext:value-type="float">
            <text:p>59.34</text:p>
          </table:table-cell>
          <table:table-cell office:value-type="float" office:value="59" calcext:value-type="float">
            <text:p>59</text:p>
          </table:table-cell>
          <table:table-cell office:value-type="float" office:value="79.771" calcext:value-type="float">
            <text:p>79.771</text:p>
          </table:table-cell>
          <table:table-cell office:value-type="float" office:value="67.611" calcext:value-type="float">
            <text:p>67.611</text:p>
          </table:table-cell>
          <table:table-cell table:formula="of:=IF(SUM([.I3:.L3])&gt;0;ROUND(AVERAGE([.I3:.L3]);4);0)" office:value-type="float" office:value="66.4305" calcext:value-type="float">
            <text:p>66.4305</text:p>
          </table:table-cell>
          <table:table-cell table:formula="of:=STDEV([.I3:.L3])" office:value-type="float" office:value="9.74422976261678" calcext:value-type="float">
            <text:p>9.7442297626167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rchitecture</text:p>
          </table:table-cell>
          <table:table-cell table:style-name="ce1" office:value-type="string" calcext:value-type="string">
            <text:p>fold0</text:p>
          </table:table-cell>
          <table:table-cell table:style-name="ce1" office:value-type="string" calcext:value-type="string">
            <text:p>fold1</text:p>
          </table:table-cell>
          <table:table-cell table:style-name="ce1" office:value-type="string" calcext:value-type="string">
            <text:p>fold2</text:p>
          </table:table-cell>
          <table:table-cell table:style-name="ce1" office:value-type="string" calcext:value-type="string">
            <text:p>fold3</text:p>
          </table:table-cell>
          <table:table-cell table:style-name="ce1" office:value-type="string" calcext:value-type="string">
            <text:p>mea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x512 Dense</text:p>
          </table:table-cell>
          <table:table-cell office:value-type="float" office:value="0" calcext:value-type="float">
            <text:p>0</text:p>
          </table:table-cell>
          <table:table-cell office:value-type="float" office:value="28.085" calcext:value-type="float">
            <text:p>28.085</text:p>
          </table:table-cell>
          <table:table-cell office:value-type="float" office:value="48.383" calcext:value-type="float">
            <text:p>48.383</text:p>
          </table:table-cell>
          <table:table-cell office:value-type="float" office:value="59.497" calcext:value-type="float">
            <text:p>59.497</text:p>
          </table:table-cell>
          <table:table-cell table:formula="of:=IF(SUM([.B5:.E5])&gt;0;ROUND(AVERAGE([.B5:.E5]);4);0)" office:value-type="float" office:value="33.9913" calcext:value-type="float">
            <text:p>33.9913</text:p>
          </table:table-cell>
          <table:table-cell/>
          <table:table-cell office:value-type="string" calcext:value-type="string">
            <text:p>2x1024 Coords Start</text:p>
          </table:table-cell>
          <table:table-cell office:value-type="float" office:value="35.73" calcext:value-type="float">
            <text:p>35.73</text:p>
          </table:table-cell>
          <table:table-cell table:number-columns-repeated="3"/>
          <table:table-cell table:formula="of:=IF(SUM([.I5:.L5])&gt;0;ROUND(AVERAGE([.I5:.L5]);4);0)" office:value-type="float" office:value="35.73" calcext:value-type="float">
            <text:p>35.73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3.027" calcext:value-type="float">
            <text:p>23.027</text:p>
          </table:table-cell>
          <table:table-cell office:value-type="float" office:value="48.383" calcext:value-type="float">
            <text:p>48.383</text:p>
          </table:table-cell>
          <table:table-cell office:value-type="float" office:value="59.497" calcext:value-type="float">
            <text:p>59.497</text:p>
          </table:table-cell>
          <table:table-cell table:formula="of:=IF(SUM([.B6:.E6])&gt;0;ROUND(AVERAGE([.B6:.E6]);4);0)" office:value-type="float" office:value="32.7268" calcext:value-type="float">
            <text:p>32.7268</text:p>
          </table:table-cell>
          <table:table-cell table:number-columns-repeated="30"/>
        </table:table-row>
        <table:table-row table:style-name="ro1">
          <table:table-cell/>
          <table:table-cell table:formula="of:=MAX([.B5:.B6])" office:value-type="float" office:value="0" calcext:value-type="float">
            <text:p>0</text:p>
          </table:table-cell>
          <table:table-cell table:formula="of:=MAX([.C5:.C6])" office:value-type="float" office:value="28.085" calcext:value-type="float">
            <text:p>28.085</text:p>
          </table:table-cell>
          <table:table-cell table:formula="of:=MAX([.D5:.D6])" office:value-type="float" office:value="48.383" calcext:value-type="float">
            <text:p>48.383</text:p>
          </table:table-cell>
          <table:table-cell table:formula="of:=MAX([.E5:.E6])" office:value-type="float" office:value="59.497" calcext:value-type="float">
            <text:p>59.497</text:p>
          </table:table-cell>
          <table:table-cell table:formula="of:=IF(SUM([.B7:.E7])&gt;0;ROUND(AVERAGE([.B7:.E7]);4);0)" office:value-type="float" office:value="33.9913" calcext:value-type="float">
            <text:p>33.9913</text:p>
          </table:table-cell>
          <table:table-cell table:formula="of:=STDEV([.B7:.E7])" office:value-type="float" office:value="26.1276010937986" calcext:value-type="float">
            <text:p>26.1276010937986</text:p>
          </table:table-cell>
          <table:table-cell/>
          <table:table-cell office:value-type="float" office:value="60.96" calcext:value-type="float">
            <text:p>60.96</text:p>
          </table:table-cell>
          <table:table-cell table:number-columns-repeated="3"/>
          <table:table-cell table:formula="of:=IF(SUM([.I7:.L7])&gt;0;ROUND(AVERAGE([.I7:.L7]);4);0)" office:value-type="float" office:value="60.96" calcext:value-type="float">
            <text:p>60.9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47.74" calcext:value-type="float">
            <text:p>47.74</text:p>
          </table:table-cell>
          <table:table-cell office:value-type="float" office:value="58.39" calcext:value-type="float">
            <text:p>58.39</text:p>
          </table:table-cell>
          <table:table-cell office:value-type="float" office:value="75.76" calcext:value-type="float">
            <text:p>75.76</text:p>
          </table:table-cell>
          <table:table-cell office:value-type="float" office:value="73.82" calcext:value-type="float">
            <text:p>73.82</text:p>
          </table:table-cell>
          <table:table-cell table:formula="of:=IF(SUM([.B8:.E8])&gt;0;ROUND(AVERAGE([.B8:.E8]);4);0)" office:value-type="float" office:value="63.9275" calcext:value-type="float">
            <text:p>63.9275</text:p>
          </table:table-cell>
          <table:table-cell table:formula="of:=STDEV([.B8:.E8])" office:value-type="float" office:value="13.2987302025419" calcext:value-type="float">
            <text:p>13.298730202541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x512 LSTM</text:p>
          </table:table-cell>
          <table:table-cell office:value-type="float" office:value="0.795" calcext:value-type="float">
            <text:p>0.795</text:p>
          </table:table-cell>
          <table:table-cell table:number-columns-repeated="3"/>
          <table:table-cell table:formula="of:=IF(SUM([.B9:.E9])&gt;0;ROUND(AVERAGE([.B9:.E9]);4);0)" office:value-type="float" office:value="0.795" calcext:value-type="float">
            <text:p>0.79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1.736" calcext:value-type="float">
            <text:p>1.736</text:p>
          </table:table-cell>
          <table:table-cell office:value-type="float" office:value="16.199" calcext:value-type="float">
            <text:p>16.199</text:p>
          </table:table-cell>
          <table:table-cell office:value-type="float" office:value="28.21" calcext:value-type="float">
            <text:p>28.21</text:p>
          </table:table-cell>
          <table:table-cell office:value-type="float" office:value="36.706" calcext:value-type="float">
            <text:p>36.706</text:p>
          </table:table-cell>
          <table:table-cell table:formula="of:=IF(SUM([.B10:.E10])&gt;0;ROUND(AVERAGE([.B10:.E10]);4);0)" office:value-type="float" office:value="20.7128" calcext:value-type="float">
            <text:p>20.7128</text:p>
          </table:table-cell>
          <table:table-cell table:number-columns-repeated="30"/>
        </table:table-row>
        <table:table-row table:style-name="ro1">
          <table:table-cell/>
          <table:table-cell table:formula="of:=MAX([.B9:.B10])" office:value-type="float" office:value="1.736" calcext:value-type="float">
            <text:p>1.736</text:p>
          </table:table-cell>
          <table:table-cell table:formula="of:=MAX([.C9:.C10])" office:value-type="float" office:value="16.199" calcext:value-type="float">
            <text:p>16.199</text:p>
          </table:table-cell>
          <table:table-cell table:formula="of:=MAX([.D9:.D10])" office:value-type="float" office:value="28.21" calcext:value-type="float">
            <text:p>28.21</text:p>
          </table:table-cell>
          <table:table-cell table:formula="of:=MAX([.E9:.E10])" office:value-type="float" office:value="36.706" calcext:value-type="float">
            <text:p>36.706</text:p>
          </table:table-cell>
          <table:table-cell table:formula="of:=IF(SUM([.B11:.E11])&gt;0;ROUND(AVERAGE([.B11:.E11]);4);0)" office:value-type="float" office:value="20.7128" calcext:value-type="float">
            <text:p>20.7128</text:p>
          </table:table-cell>
          <table:table-cell table:formula="of:=STDEV([.B11:.E11])" office:value-type="float" office:value="15.1930223320883" calcext:value-type="float">
            <text:p>15.1930223320883</text:p>
          </table:table-cell>
          <table:table-cell office:value-type="string" calcext:value-type="string">
            <text:p>2x1024 Dense Last LSTM</text:p>
          </table:table-cell>
          <table:table-cell office:value-type="float" office:value="1.277" calcext:value-type="float">
            <text:p>1.277</text:p>
          </table:table-cell>
          <table:table-cell office:value-type="float" office:value="45.921" calcext:value-type="float">
            <text:p>45.921</text:p>
          </table:table-cell>
          <table:table-cell office:value-type="float" office:value="27.181" calcext:value-type="float">
            <text:p>27.181</text:p>
          </table:table-cell>
          <table:table-cell office:value-type="float" office:value="81.183" calcext:value-type="float">
            <text:p>81.183</text:p>
          </table:table-cell>
          <table:table-cell table:formula="of:=IF(SUM([.I11:.L11])&gt;0;ROUND(AVERAGE([.I11:.L11]);4);0)" office:value-type="float" office:value="38.8905" calcext:value-type="float">
            <text:p>38.8905</text:p>
          </table:table-cell>
          <table:table-cell/>
          <table:table-cell office:value-type="string" calcext:value-type="string">
            <text:p>2x2048 Dense Last LSTM</text:p>
          </table:table-cell>
          <table:table-cell office:value-type="float" office:value="24.272" calcext:value-type="float">
            <text:p>24.272</text:p>
          </table:table-cell>
          <table:table-cell office:value-type="float" office:value="14.181" calcext:value-type="float">
            <text:p>14.181</text:p>
          </table:table-cell>
          <table:table-cell office:value-type="float" office:value="21.934" calcext:value-type="float">
            <text:p>21.934</text:p>
          </table:table-cell>
          <table:table-cell office:value-type="float" office:value="74.236" calcext:value-type="float">
            <text:p>74.236</text:p>
          </table:table-cell>
          <table:table-cell table:formula="of:=IF(SUM([.P11:.S11])&gt;0;ROUND(AVERAGE([.P11:.S11]);4);0)" office:value-type="float" office:value="33.6558" calcext:value-type="float">
            <text:p>33.6558</text:p>
          </table:table-cell>
          <table:table-cell/>
          <table:table-cell office:value-type="string" calcext:value-type="string">
            <text:p>2x4096</text:p>
          </table:table-cell>
          <table:table-cell office:value-type="float" office:value="43.37" calcext:value-type="float">
            <text:p>43.37</text:p>
          </table:table-cell>
          <table:table-cell office:value-type="float" office:value="67.14" calcext:value-type="float">
            <text:p>67.14</text:p>
          </table:table-cell>
          <table:table-cell office:value-type="float" office:value="36.13" calcext:value-type="float">
            <text:p>36.13</text:p>
          </table:table-cell>
          <table:table-cell office:value-type="float" office:value="42.81" calcext:value-type="float">
            <text:p>42.81</text:p>
          </table:table-cell>
          <table:table-cell table:formula="of:=IF(SUM([.W11:.Z11])&gt;0;ROUND(AVERAGE([.W11:.Z11]);4);0)" office:value-type="float" office:value="47.3625" calcext:value-type="float">
            <text:p>47.3625</text:p>
          </table:table-cell>
          <table:table-cell table:formula="of:=STDEV([.W11:.Z11])" office:value-type="float" office:value="13.5890136384753" calcext:value-type="float">
            <text:p>13.5890136384753</text:p>
          </table:table-cell>
          <table:table-cell/>
          <table:table-cell office:value-type="string" calcext:value-type="string">
            <text:p>2x8192</text:p>
          </table:table-cell>
          <table:table-cell office:value-type="float" office:value="0.84" calcext:value-type="float">
            <text:p>0.84</text:p>
          </table:table-cell>
          <table:table-cell office:value-type="float" office:value="48.86" calcext:value-type="float">
            <text:p>48.86</text:p>
          </table:table-cell>
          <table:table-cell office:value-type="float" office:value="23.72" calcext:value-type="float">
            <text:p>23.72</text:p>
          </table:table-cell>
          <table:table-cell office:value-type="float" office:value="35.25" calcext:value-type="float">
            <text:p>35.25</text:p>
          </table:table-cell>
          <table:table-cell table:formula="of:=IF(SUM([.AE11:.AH11])&gt;0;ROUND(AVERAGE([.AE11:.AH11]);4);0)" office:value-type="float" office:value="27.1675" calcext:value-type="float">
            <text:p>27.1675</text:p>
          </table:table-cell>
          <table:table-cell table:formula="of:=STDEV([.AE11:.AH11])" office:value-type="float" office:value="20.338091314903" calcext:value-type="float">
            <text:p>20.338091314903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47.42" calcext:value-type="float">
            <text:p>47.42</text:p>
          </table:table-cell>
          <table:table-cell office:value-type="float" office:value="52.95" calcext:value-type="float">
            <text:p>52.95</text:p>
          </table:table-cell>
          <table:table-cell office:value-type="float" office:value="70.49" calcext:value-type="float">
            <text:p>70.49</text:p>
          </table:table-cell>
          <table:table-cell office:value-type="float" office:value="67.09" calcext:value-type="float">
            <text:p>67.09</text:p>
          </table:table-cell>
          <table:table-cell table:formula="of:=IF(SUM([.B12:.E12])&gt;0;ROUND(AVERAGE([.B12:.E12]);4);0)" office:value-type="float" office:value="59.4875" calcext:value-type="float">
            <text:p>59.4875</text:p>
          </table:table-cell>
          <table:table-cell table:formula="of:=STDEV([.B12:.E12])" office:value-type="float" office:value="11.0637015355019" calcext:value-type="float">
            <text:p>11.0637015355019</text:p>
          </table:table-cell>
          <table:table-cell/>
          <table:table-cell office:value-type="float" office:value="56.296" calcext:value-type="float">
            <text:p>56.296</text:p>
          </table:table-cell>
          <table:table-cell office:value-type="float" office:value="45.921" calcext:value-type="float">
            <text:p>45.921</text:p>
          </table:table-cell>
          <table:table-cell office:value-type="float" office:value="27.181" calcext:value-type="float">
            <text:p>27.181</text:p>
          </table:table-cell>
          <table:table-cell office:value-type="float" office:value="81.183" calcext:value-type="float">
            <text:p>81.183</text:p>
          </table:table-cell>
          <table:table-cell table:formula="of:=IF(SUM([.I12:.L12])&gt;0;ROUND(AVERAGE([.I12:.L12]);4);0)" office:value-type="float" office:value="52.6453" calcext:value-type="float">
            <text:p>52.6453</text:p>
          </table:table-cell>
          <table:table-cell table:number-columns-repeated="2"/>
          <table:table-cell office:value-type="float" office:value="24.272" calcext:value-type="float">
            <text:p>24.272</text:p>
          </table:table-cell>
          <table:table-cell office:value-type="float" office:value="65.281" calcext:value-type="float">
            <text:p>65.281</text:p>
          </table:table-cell>
          <table:table-cell office:value-type="float" office:value="25.589" calcext:value-type="float">
            <text:p>25.589</text:p>
          </table:table-cell>
          <table:table-cell office:value-type="float" office:value="74.236" calcext:value-type="float">
            <text:p>74.236</text:p>
          </table:table-cell>
          <table:table-cell table:formula="of:=IF(SUM([.P12:.S12])&gt;0;ROUND(AVERAGE([.P12:.S12]);4);0)" office:value-type="float" office:value="47.3445" calcext:value-type="float">
            <text:p>47.3445</text:p>
          </table:table-cell>
          <table:table-cell table:number-columns-repeated="6"/>
          <table:table-cell table:formula="of:=IF(SUM([.W12:.Z12])&gt;0;ROUND(AVERAGE([.W12:.Z12]);4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8"/>
          <table:table-cell table:formula="of:=MAX([.I11:.I12])" office:value-type="float" office:value="56.296" calcext:value-type="float">
            <text:p>56.296</text:p>
          </table:table-cell>
          <table:table-cell table:formula="of:=MAX([.J11:.J12])" office:value-type="float" office:value="45.921" calcext:value-type="float">
            <text:p>45.921</text:p>
          </table:table-cell>
          <table:table-cell table:formula="of:=MAX([.K11:.K12])" office:value-type="float" office:value="27.181" calcext:value-type="float">
            <text:p>27.181</text:p>
          </table:table-cell>
          <table:table-cell table:formula="of:=MAX([.L11:.L12])" office:value-type="float" office:value="81.183" calcext:value-type="float">
            <text:p>81.183</text:p>
          </table:table-cell>
          <table:table-cell table:formula="of:=IF(SUM([.I13:.L13])&gt;0;ROUND(AVERAGE([.I13:.L13]);4);0)" office:value-type="float" office:value="52.6453" calcext:value-type="float">
            <text:p>52.6453</text:p>
          </table:table-cell>
          <table:table-cell table:formula="of:=STDEV([.I13:.L13])" office:value-type="float" office:value="22.5194339534397" calcext:value-type="float">
            <text:p>22.5194339534397</text:p>
          </table:table-cell>
          <table:table-cell/>
          <table:table-cell table:formula="of:=MAX([.P11:.P12])" office:value-type="float" office:value="24.272" calcext:value-type="float">
            <text:p>24.272</text:p>
          </table:table-cell>
          <table:table-cell table:formula="of:=MAX([.Q11:.Q12])" office:value-type="float" office:value="65.281" calcext:value-type="float">
            <text:p>65.281</text:p>
          </table:table-cell>
          <table:table-cell table:formula="of:=MAX([.R11:.R12])" office:value-type="float" office:value="25.589" calcext:value-type="float">
            <text:p>25.589</text:p>
          </table:table-cell>
          <table:table-cell table:formula="of:=MAX([.S11:.S12])" office:value-type="float" office:value="74.236" calcext:value-type="float">
            <text:p>74.236</text:p>
          </table:table-cell>
          <table:table-cell table:formula="of:=IF(SUM([.P13:.S13])&gt;0;ROUND(AVERAGE([.P13:.S13]);4);0)" office:value-type="float" office:value="47.3445" calcext:value-type="float">
            <text:p>47.3445</text:p>
          </table:table-cell>
          <table:table-cell table:formula="of:=STDEV([.P13:.S13])" office:value-type="float" office:value="26.1439147859178" calcext:value-type="float">
            <text:p>26.1439147859178</text:p>
          </table:table-cell>
          <table:table-cell table:number-columns-repeated="5"/>
          <table:table-cell table:formula="of:=IF(SUM([.W13:.Z13])&gt;0;ROUND(AVERAGE([.W13:.Z13]);4)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x512 Dense Last LSTM</text:p>
          </table:table-cell>
          <table:table-cell office:value-type="float" office:value="24.82" calcext:value-type="float">
            <text:p>24.82</text:p>
          </table:table-cell>
          <table:table-cell office:value-type="float" office:value="25.809" calcext:value-type="float">
            <text:p>25.809</text:p>
          </table:table-cell>
          <table:table-cell office:value-type="float" office:value="24.243" calcext:value-type="float">
            <text:p>24.243</text:p>
          </table:table-cell>
          <table:table-cell office:value-type="float" office:value="40.104" calcext:value-type="float">
            <text:p>40.104</text:p>
          </table:table-cell>
          <table:table-cell table:formula="of:=IF(SUM([.B14:.E14])&gt;0;ROUND(AVERAGE([.B14:.E14]);4);0)" office:value-type="float" office:value="28.744" calcext:value-type="float">
            <text:p>28.744</text:p>
          </table:table-cell>
          <table:table-cell table:number-columns-repeated="30"/>
        </table:table-row>
        <table:table-row table:style-name="ro1">
          <table:table-cell/>
          <table:table-cell office:value-type="float" office:value="24.82" calcext:value-type="float">
            <text:p>24.82</text:p>
          </table:table-cell>
          <table:table-cell office:value-type="float" office:value="56.069" calcext:value-type="float">
            <text:p>56.069</text:p>
          </table:table-cell>
          <table:table-cell office:value-type="float" office:value="24.141" calcext:value-type="float">
            <text:p>24.141</text:p>
          </table:table-cell>
          <table:table-cell office:value-type="float" office:value="40.104" calcext:value-type="float">
            <text:p>40.104</text:p>
          </table:table-cell>
          <table:table-cell table:formula="of:=IF(SUM([.B15:.E15])&gt;0;ROUND(AVERAGE([.B15:.E15]);4);0)" office:value-type="float" office:value="36.2835" calcext:value-type="float">
            <text:p>36.2835</text:p>
          </table:table-cell>
          <table:table-cell table:number-columns-repeated="30"/>
        </table:table-row>
        <table:table-row table:style-name="ro1">
          <table:table-cell/>
          <table:table-cell table:formula="of:=MAX([.B14:.B15])" office:value-type="float" office:value="24.82" calcext:value-type="float">
            <text:p>24.82</text:p>
          </table:table-cell>
          <table:table-cell table:formula="of:=MAX([.C14:.C15])" office:value-type="float" office:value="56.069" calcext:value-type="float">
            <text:p>56.069</text:p>
          </table:table-cell>
          <table:table-cell table:formula="of:=MAX([.D14:.D15])" office:value-type="float" office:value="24.243" calcext:value-type="float">
            <text:p>24.243</text:p>
          </table:table-cell>
          <table:table-cell table:formula="of:=MAX([.E14:.E15])" office:value-type="float" office:value="40.104" calcext:value-type="float">
            <text:p>40.104</text:p>
          </table:table-cell>
          <table:table-cell table:formula="of:=IF(SUM([.B16:.E16])&gt;0;ROUND(AVERAGE([.B16:.E16]);4);0)" office:value-type="float" office:value="36.309" calcext:value-type="float">
            <text:p>36.309</text:p>
          </table:table-cell>
          <table:table-cell table:formula="of:=STDEV([.B16:.E16])" office:value-type="float" office:value="15.0824964998062" calcext:value-type="float">
            <text:p>15.0824964998062</text:p>
          </table:table-cell>
          <table:table-cell office:value-type="string" calcext:value-type="string">
            <text:p>acc</text:p>
          </table:table-cell>
          <table:table-cell office:value-type="float" office:value="80.92" calcext:value-type="float">
            <text:p>80.92</text:p>
          </table:table-cell>
          <table:table-cell office:value-type="float" office:value="55.2" calcext:value-type="float">
            <text:p>55.2</text:p>
          </table:table-cell>
          <table:table-cell office:value-type="float" office:value="67.32" calcext:value-type="float">
            <text:p>67.32</text:p>
          </table:table-cell>
          <table:table-cell office:value-type="float" office:value="70.01" calcext:value-type="float">
            <text:p>70.01</text:p>
          </table:table-cell>
          <table:table-cell table:formula="of:=IF(SUM([.I16:.L16])&gt;0;ROUND(AVERAGE([.I16:.L16]);4);0)" office:value-type="float" office:value="68.3625" calcext:value-type="float">
            <text:p>68.3625</text:p>
          </table:table-cell>
          <table:table-cell table:formula="of:=STDEV([.I16:.L16])" office:value-type="float" office:value="10.5631951447782" calcext:value-type="float">
            <text:p>10.5631951447782</text:p>
          </table:table-cell>
          <table:table-cell/>
          <table:table-cell office:value-type="float" office:value="60.27" calcext:value-type="float">
            <text:p>60.27</text:p>
          </table:table-cell>
          <table:table-cell office:value-type="float" office:value="71.53" calcext:value-type="float">
            <text:p>71.53</text:p>
          </table:table-cell>
          <table:table-cell office:value-type="float" office:value="63.91" calcext:value-type="float">
            <text:p>63.91</text:p>
          </table:table-cell>
          <table:table-cell office:value-type="float" office:value="80.69" calcext:value-type="float">
            <text:p>80.69</text:p>
          </table:table-cell>
          <table:table-cell table:formula="of:=IF(SUM([.P16:.S16])&gt;0;ROUND(AVERAGE([.P16:.S16]);4);0)" office:value-type="float" office:value="69.1" calcext:value-type="float">
            <text:p>69.1</text:p>
          </table:table-cell>
          <table:table-cell table:formula="of:=STDEV([.P16:.S16])" office:value-type="float" office:value="9.03950588620123" calcext:value-type="float">
            <text:p>9.03950588620123</text:p>
          </table:table-cell>
          <table:table-cell/>
          <table:table-cell office:value-type="float" office:value="73.371" calcext:value-type="float">
            <text:p>73.371</text:p>
          </table:table-cell>
          <table:table-cell office:value-type="float" office:value="65.136" calcext:value-type="float">
            <text:p>65.136</text:p>
          </table:table-cell>
          <table:table-cell office:value-type="float" office:value="69.68" calcext:value-type="float">
            <text:p>69.68</text:p>
          </table:table-cell>
          <table:table-cell office:value-type="float" office:value="62.701" calcext:value-type="float">
            <text:p>62.701</text:p>
          </table:table-cell>
          <table:table-cell table:formula="of:=IF(SUM([.W16:.Z16])&gt;0;ROUND(AVERAGE([.W16:.Z16]);4);0)" office:value-type="float" office:value="67.722" calcext:value-type="float">
            <text:p>67.722</text:p>
          </table:table-cell>
          <table:table-cell table:formula="of:=STDEV([.W16:.Z16])" office:value-type="float" office:value="4.74843139011892" calcext:value-type="float">
            <text:p>4.74843139011892</text:p>
          </table:table-cell>
          <table:table-cell/>
          <table:table-cell office:value-type="string" calcext:value-type="string">
            <text:p>2x8192</text:p>
          </table:table-cell>
          <table:table-cell office:value-type="float" office:value="43.975" calcext:value-type="float">
            <text:p>43.975</text:p>
          </table:table-cell>
          <table:table-cell office:value-type="float" office:value="70.173" calcext:value-type="float">
            <text:p>70.173</text:p>
          </table:table-cell>
          <table:table-cell office:value-type="float" office:value="61.394" calcext:value-type="float">
            <text:p>61.394</text:p>
          </table:table-cell>
          <table:table-cell office:value-type="float" office:value="62.405" calcext:value-type="float">
            <text:p>62.405</text:p>
          </table:table-cell>
          <table:table-cell table:formula="of:=IF(SUM([.AE16:.AH16])&gt;0;ROUND(AVERAGE([.AE16:.AH16]);4);0)" office:value-type="float" office:value="59.4868" calcext:value-type="float">
            <text:p>59.4868</text:p>
          </table:table-cell>
          <table:table-cell table:formula="of:=STDEV([.AE16:.AH16])" office:value-type="float" office:value="11.0598992272383" calcext:value-type="float">
            <text:p>11.0598992272383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66.82" calcext:value-type="float">
            <text:p>66.82</text:p>
          </table:table-cell>
          <table:table-cell office:value-type="float" office:value="55.52" calcext:value-type="float">
            <text:p>55.52</text:p>
          </table:table-cell>
          <table:table-cell office:value-type="float" office:value="68.12" calcext:value-type="float">
            <text:p>68.12</text:p>
          </table:table-cell>
          <table:table-cell office:value-type="float" office:value="63" calcext:value-type="float">
            <text:p>63</text:p>
          </table:table-cell>
          <table:table-cell table:formula="of:=IF(SUM([.B18:.E18])&gt;0;ROUND(AVERAGE([.B18:.E18]);4);0)" office:value-type="float" office:value="63.365" calcext:value-type="float">
            <text:p>63.365</text:p>
          </table:table-cell>
          <table:table-cell table:formula="of:=STDEV([.B18:.E18])" office:value-type="float" office:value="5.66345889599869" calcext:value-type="float">
            <text:p>5.66345889599869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3x1024 Dense Last LSTM</text:p>
          </table:table-cell>
          <table:table-cell office:value-type="float" office:value="23.984" calcext:value-type="float">
            <text:p>23.984</text:p>
          </table:table-cell>
          <table:table-cell office:value-type="float" office:value="58.889" calcext:value-type="float">
            <text:p>58.889</text:p>
          </table:table-cell>
          <table:table-cell office:value-type="float" office:value="19.197" calcext:value-type="float">
            <text:p>19.197</text:p>
          </table:table-cell>
          <table:table-cell office:value-type="float" office:value="49.285" calcext:value-type="float">
            <text:p>49.285</text:p>
          </table:table-cell>
          <table:table-cell table:formula="of:=IF(SUM([.I20:.L20])&gt;0;ROUND(AVERAGE([.I20:.L20]);4);0)" office:value-type="float" office:value="37.8388" calcext:value-type="float">
            <text:p>37.8388</text:p>
          </table:table-cell>
          <table:table-cell table:number-columns-repeated="23"/>
        </table:table-row>
        <table:table-row table:style-name="ro1">
          <table:table-cell table:number-columns-repeated="12"/>
          <table:table-cell table:formula="of:=IF(SUM([.I21:.L21])&gt;0;ROUND(AVERAGE([.I21:.L21]);4);0)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3x512 Dense Last LSTM</text:p>
          </table:table-cell>
          <table:table-cell office:value-type="float" office:value="0" calcext:value-type="float">
            <text:p>0</text:p>
          </table:table-cell>
          <table:table-cell office:value-type="float" office:value="41.732" calcext:value-type="float">
            <text:p>41.732</text:p>
          </table:table-cell>
          <table:table-cell office:value-type="float" office:value="27.172" calcext:value-type="float">
            <text:p>27.172</text:p>
          </table:table-cell>
          <table:table-cell office:value-type="float" office:value="32.215" calcext:value-type="float">
            <text:p>32.215</text:p>
          </table:table-cell>
          <table:table-cell table:formula="of:=IF(SUM([.B22:.E22])&gt;0;ROUND(AVERAGE([.B22:.E22]);4);0)" office:value-type="float" office:value="25.2798" calcext:value-type="float">
            <text:p>25.2798</text:p>
          </table:table-cell>
          <table:table-cell table:number-columns-repeated="2"/>
          <table:table-cell table:formula="of:=MAX([.I20:.I21])" office:value-type="float" office:value="23.984" calcext:value-type="float">
            <text:p>23.984</text:p>
          </table:table-cell>
          <table:table-cell table:formula="of:=MAX([.J20:.J21])" office:value-type="float" office:value="58.889" calcext:value-type="float">
            <text:p>58.889</text:p>
          </table:table-cell>
          <table:table-cell table:formula="of:=MAX([.K20:.K21])" office:value-type="float" office:value="19.197" calcext:value-type="float">
            <text:p>19.197</text:p>
          </table:table-cell>
          <table:table-cell table:formula="of:=MAX([.L20:.L21])" office:value-type="float" office:value="49.285" calcext:value-type="float">
            <text:p>49.285</text:p>
          </table:table-cell>
          <table:table-cell table:formula="of:=IF(SUM([.I22:.L22])&gt;0;ROUND(AVERAGE([.I22:.L22]);4);0)" office:value-type="float" office:value="37.8388" calcext:value-type="float">
            <text:p>37.8388</text:p>
          </table:table-cell>
          <table:table-cell table:formula="of:=STDEV([.I22:.L22])" office:value-type="float" office:value="19.266539256355" calcext:value-type="float">
            <text:p>19.26653925635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2"/>
          <table:table-cell table:formula="of:=IF(SUM([.B23:.E23])&gt;0;ROUND(AVERAGE([.B23:.E23]);4);0)" office:value-type="float" office:value="0.89" calcext:value-type="float">
            <text:p>0.89</text:p>
          </table:table-cell>
          <table:table-cell table:number-columns-repeated="30"/>
        </table:table-row>
        <table:table-row table:style-name="ro1">
          <table:table-cell/>
          <table:table-cell table:formula="of:=MAX([.B22:.B23])" office:value-type="float" office:value="0" calcext:value-type="float">
            <text:p>0</text:p>
          </table:table-cell>
          <table:table-cell table:formula="of:=MAX([.C22:.C23])" office:value-type="float" office:value="41.732" calcext:value-type="float">
            <text:p>41.732</text:p>
          </table:table-cell>
          <table:table-cell table:formula="of:=MAX([.D22:.D23])" office:value-type="float" office:value="27.172" calcext:value-type="float">
            <text:p>27.172</text:p>
          </table:table-cell>
          <table:table-cell table:formula="of:=MAX([.E22:.E23])" office:value-type="float" office:value="32.215" calcext:value-type="float">
            <text:p>32.215</text:p>
          </table:table-cell>
          <table:table-cell table:formula="of:=IF(SUM([.B24:.E24])&gt;0;ROUND(AVERAGE([.B24:.E24]);4);0)" office:value-type="float" office:value="25.2798" calcext:value-type="float">
            <text:p>25.2798</text:p>
          </table:table-cell>
          <table:table-cell table:formula="of:=STDEV([.B24:.E24])" office:value-type="float" office:value="17.9017745186522" calcext:value-type="float">
            <text:p>17.9017745186522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acc</text:p>
          </table:table-cell>
          <table:table-cell office:value-type="float" office:value="52.6" calcext:value-type="float">
            <text:p>52.6</text:p>
          </table:table-cell>
          <table:table-cell office:value-type="float" office:value="68.27" calcext:value-type="float">
            <text:p>68.27</text:p>
          </table:table-cell>
          <table:table-cell office:value-type="float" office:value="70.22" calcext:value-type="float">
            <text:p>70.22</text:p>
          </table:table-cell>
          <table:table-cell office:value-type="float" office:value="76.35" calcext:value-type="float">
            <text:p>76.35</text:p>
          </table:table-cell>
          <table:table-cell table:formula="of:=IF(SUM([.I25:.L25])&gt;0;ROUND(AVERAGE([.I25:.L25]);4);0)" office:value-type="float" office:value="66.86" calcext:value-type="float">
            <text:p>66.86</text:p>
          </table:table-cell>
          <table:table-cell table:formula="of:=STDEV([.I25:.L25])" office:value-type="float" office:value="10.1108093972079" calcext:value-type="float">
            <text:p>10.11080939720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48.36" calcext:value-type="float">
            <text:p>48.36</text:p>
          </table:table-cell>
          <table:table-cell office:value-type="float" office:value="70.4" calcext:value-type="float">
            <text:p>70.4</text:p>
          </table:table-cell>
          <table:table-cell office:value-type="float" office:value="64.04" calcext:value-type="float">
            <text:p>64.04</text:p>
          </table:table-cell>
          <table:table-cell office:value-type="float" office:value="65.92" calcext:value-type="float">
            <text:p>65.92</text:p>
          </table:table-cell>
          <table:table-cell table:formula="of:=IF(SUM([.B26:.E26])&gt;0;ROUND(AVERAGE([.B26:.E26]);4);0)" office:value-type="float" office:value="62.18" calcext:value-type="float">
            <text:p>62.18</text:p>
          </table:table-cell>
          <table:table-cell table:formula="of:=STDEV([.B26:.E26])" office:value-type="float" office:value="9.59180205522751" calcext:value-type="float">
            <text:p>9.59180205522751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4x512 Dense Last LSTM</text:p>
          </table:table-cell>
          <table:table-cell office:value-type="float" office:value="0" calcext:value-type="float">
            <text:p>0</text:p>
          </table:table-cell>
          <table:table-cell office:value-type="float" office:value="14.643" calcext:value-type="float">
            <text:p>14.643</text:p>
          </table:table-cell>
          <table:table-cell office:value-type="float" office:value="36.106" calcext:value-type="float">
            <text:p>36.106</text:p>
          </table:table-cell>
          <table:table-cell office:value-type="float" office:value="26.953" calcext:value-type="float">
            <text:p>26.953</text:p>
          </table:table-cell>
          <table:table-cell table:formula="of:=IF(SUM([.B29:.E29])&gt;0;ROUND(AVERAGE([.B29:.E29]);4);0)" office:value-type="float" office:value="19.4255" calcext:value-type="float">
            <text:p>19.4255</text:p>
          </table:table-cell>
          <table:table-cell table:number-columns-repeated="30"/>
        </table:table-row>
        <table:table-row table:style-name="ro1">
          <table:table-cell/>
          <table:table-cell office:value-type="float" office:value="31.234" calcext:value-type="float">
            <text:p>31.234</text:p>
          </table:table-cell>
          <table:table-cell office:value-type="float" office:value="15.427" calcext:value-type="float">
            <text:p>15.427</text:p>
          </table:table-cell>
          <table:table-cell table:number-columns-repeated="2" office:value-type="float" office:value="18.913" calcext:value-type="float">
            <text:p>18.913</text:p>
          </table:table-cell>
          <table:table-cell table:formula="of:=IF(SUM([.B30:.E30])&gt;0;ROUND(AVERAGE([.B30:.E30]);4);0)" office:value-type="float" office:value="21.1218" calcext:value-type="float">
            <text:p>21.1218</text:p>
          </table:table-cell>
          <table:table-cell table:number-columns-repeated="30"/>
        </table:table-row>
        <table:table-row table:style-name="ro1">
          <table:table-cell/>
          <table:table-cell table:formula="of:=MAX([.B29:.B30])" office:value-type="float" office:value="31.234" calcext:value-type="float">
            <text:p>31.234</text:p>
          </table:table-cell>
          <table:table-cell table:formula="of:=MAX([.C29:.C30])" office:value-type="float" office:value="15.427" calcext:value-type="float">
            <text:p>15.427</text:p>
          </table:table-cell>
          <table:table-cell table:formula="of:=MAX([.D29:.D30])" office:value-type="float" office:value="36.106" calcext:value-type="float">
            <text:p>36.106</text:p>
          </table:table-cell>
          <table:table-cell table:formula="of:=MAX([.E29:.E30])" office:value-type="float" office:value="26.953" calcext:value-type="float">
            <text:p>26.953</text:p>
          </table:table-cell>
          <table:table-cell table:formula="of:=IF(SUM([.B31:.E31])&gt;0;ROUND(AVERAGE([.B31:.E31]);4);0)" office:value-type="float" office:value="27.43" calcext:value-type="float">
            <text:p>27.43</text:p>
          </table:table-cell>
          <table:table-cell table:formula="of:=STDEV([.B31:.E31])" office:value-type="float" office:value="8.83257097339161" calcext:value-type="float">
            <text:p>8.83257097339161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65.53" calcext:value-type="float">
            <text:p>65.53</text:p>
          </table:table-cell>
          <table:table-cell office:value-type="float" office:value="57.19" calcext:value-type="float">
            <text:p>57.19</text:p>
          </table:table-cell>
          <table:table-cell office:value-type="float" office:value="73.3" calcext:value-type="float">
            <text:p>73.3</text:p>
          </table:table-cell>
          <table:table-cell office:value-type="float" office:value="63.12" calcext:value-type="float">
            <text:p>63.12</text:p>
          </table:table-cell>
          <table:table-cell table:formula="of:=IF(SUM([.B33:.E33])&gt;0;ROUND(AVERAGE([.B33:.E33]);4);0)" office:value-type="float" office:value="64.785" calcext:value-type="float">
            <text:p>64.785</text:p>
          </table:table-cell>
          <table:table-cell table:formula="of:=STDEV([.B33:.E33])" office:value-type="float" office:value="6.67124426175507" calcext:value-type="float">
            <text:p>6.67124426175507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5x512 Dense Last LSTM</text:p>
          </table:table-cell>
          <table:table-cell office:value-type="float" office:value="0.456" calcext:value-type="float">
            <text:p>0.456</text:p>
          </table:table-cell>
          <table:table-cell office:value-type="float" office:value="48.034" calcext:value-type="float">
            <text:p>48.034</text:p>
          </table:table-cell>
          <table:table-cell office:value-type="float" office:value="45.883" calcext:value-type="float">
            <text:p>45.883</text:p>
          </table:table-cell>
          <table:table-cell office:value-type="float" office:value="21.976" calcext:value-type="float">
            <text:p>21.976</text:p>
          </table:table-cell>
          <table:table-cell table:formula="of:=IF(SUM([.B36:.E36])&gt;0;ROUND(AVERAGE([.B36:.E36]);4);0)" office:value-type="float" office:value="29.0873" calcext:value-type="float">
            <text:p>29.0873</text:p>
          </table:table-cell>
          <table:table-cell/>
          <table:table-cell office:value-type="string" calcext:value-type="string">
            <text:p>5x1024 Dense Last LSTM</text:p>
          </table:table-cell>
          <table:table-cell office:value-type="float" office:value="45.13" calcext:value-type="float">
            <text:p>45.13</text:p>
          </table:table-cell>
          <table:table-cell office:value-type="float" office:value="35.59" calcext:value-type="float">
            <text:p>35.59</text:p>
          </table:table-cell>
          <table:table-cell office:value-type="float" office:value="42.91" calcext:value-type="float">
            <text:p>42.91</text:p>
          </table:table-cell>
          <table:table-cell office:value-type="float" office:value="37.61" calcext:value-type="float">
            <text:p>37.61</text:p>
          </table:table-cell>
          <table:table-cell table:formula="of:=IF(SUM([.I36:.L36])&gt;0;ROUND(AVERAGE([.I36:.L36]);4);0)" office:value-type="float" office:value="40.31" calcext:value-type="float">
            <text:p>40.31</text:p>
          </table:table-cell>
          <table:table-cell table:formula="of:=STDEV([.I36:.L36])" office:value-type="float" office:value="4.45573787379823" calcext:value-type="float">
            <text:p>4.45573787379823</text:p>
          </table:table-cell>
          <table:table-cell office:value-type="string" calcext:value-type="string">
            <text:p>5x2048 Dense Last LSTM</text:p>
          </table:table-cell>
          <table:table-cell office:value-type="float" office:value="61.63" calcext:value-type="float">
            <text:p>61.63</text:p>
          </table:table-cell>
          <table:table-cell office:value-type="float" office:value="74.72" calcext:value-type="float">
            <text:p>74.72</text:p>
          </table:table-cell>
          <table:table-cell office:value-type="float" office:value="49.305" calcext:value-type="float">
            <text:p>49.305</text:p>
          </table:table-cell>
          <table:table-cell office:value-type="float" office:value="57.91" calcext:value-type="float">
            <text:p>57.91</text:p>
          </table:table-cell>
          <table:table-cell table:formula="of:=IF(SUM([.P36:.S36])&gt;0;ROUND(AVERAGE([.P36:.S36]);4);0)" office:value-type="float" office:value="60.8913" calcext:value-type="float">
            <text:p>60.8913</text:p>
          </table:table-cell>
          <table:table-cell table:formula="of:=STDEV([.P36:.S36])" office:value-type="float" office:value="10.5658115124522" calcext:value-type="float">
            <text:p>10.565811512452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7.06" calcext:value-type="float">
            <text:p>17.06</text:p>
          </table:table-cell>
          <table:table-cell office:value-type="float" office:value="48.034" calcext:value-type="float">
            <text:p>48.034</text:p>
          </table:table-cell>
          <table:table-cell office:value-type="float" office:value="45.883" calcext:value-type="float">
            <text:p>45.883</text:p>
          </table:table-cell>
          <table:table-cell office:value-type="float" office:value="34.998" calcext:value-type="float">
            <text:p>34.998</text:p>
          </table:table-cell>
          <table:table-cell table:formula="of:=IF(SUM([.B37:.E37])&gt;0;ROUND(AVERAGE([.B37:.E37]);4);0)" office:value-type="float" office:value="36.4938" calcext:value-type="float">
            <text:p>36.4938</text:p>
          </table:table-cell>
          <table:table-cell table:number-columns-repeated="30"/>
        </table:table-row>
        <table:table-row table:style-name="ro1">
          <table:table-cell/>
          <table:table-cell table:formula="of:=MAX([.B36:.B37])" office:value-type="float" office:value="17.06" calcext:value-type="float">
            <text:p>17.06</text:p>
          </table:table-cell>
          <table:table-cell table:formula="of:=MAX([.C36:.C37])" office:value-type="float" office:value="48.034" calcext:value-type="float">
            <text:p>48.034</text:p>
          </table:table-cell>
          <table:table-cell table:formula="of:=MAX([.D36:.D37])" office:value-type="float" office:value="45.883" calcext:value-type="float">
            <text:p>45.883</text:p>
          </table:table-cell>
          <table:table-cell table:formula="of:=MAX([.E36:.E37])" office:value-type="float" office:value="34.998" calcext:value-type="float">
            <text:p>34.998</text:p>
          </table:table-cell>
          <table:table-cell table:formula="of:=IF(SUM([.B38:.E38])&gt;0;ROUND(AVERAGE([.B38:.E38]);4);0)" office:value-type="float" office:value="36.4938" calcext:value-type="float">
            <text:p>36.4938</text:p>
          </table:table-cell>
          <table:table-cell table:formula="of:=STDEV([.B38:.E38])" office:value-type="float" office:value="14.1567803866793" calcext:value-type="float">
            <text:p>14.1567803866793</text:p>
          </table:table-cell>
          <table:table-cell table:number-columns-repeated="29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57.626" calcext:value-type="float">
            <text:p>57.626</text:p>
          </table:table-cell>
          <table:table-cell office:value-type="float" office:value="64.1" calcext:value-type="float">
            <text:p>64.1</text:p>
          </table:table-cell>
          <table:table-cell office:value-type="float" office:value="73.85" calcext:value-type="float">
            <text:p>73.85</text:p>
          </table:table-cell>
          <table:table-cell office:value-type="float" office:value="73.52" calcext:value-type="float">
            <text:p>73.52</text:p>
          </table:table-cell>
          <table:table-cell table:formula="of:=IF(SUM([.B40:.E40])&gt;0;ROUND(AVERAGE([.B40:.E40]);4);0)" office:value-type="float" office:value="67.274" calcext:value-type="float">
            <text:p>67.274</text:p>
          </table:table-cell>
          <table:table-cell table:formula="of:=STDEV([.B40:.E40])" office:value-type="float" office:value="7.86160441640254" calcext:value-type="float">
            <text:p>7.86160441640254</text:p>
          </table:table-cell>
          <table:table-cell office:value-type="string" calcext:value-type="string">
            <text:p>acc</text:p>
          </table:table-cell>
          <table:table-cell office:value-type="float" office:value="78.596" calcext:value-type="float">
            <text:p>78.596</text:p>
          </table:table-cell>
          <table:table-cell office:value-type="float" office:value="72.411" calcext:value-type="float">
            <text:p>72.411</text:p>
          </table:table-cell>
          <table:table-cell office:value-type="float" office:value="79.005" calcext:value-type="float">
            <text:p>79.005</text:p>
          </table:table-cell>
          <table:table-cell office:value-type="float" office:value="71.29" calcext:value-type="float">
            <text:p>71.29</text:p>
          </table:table-cell>
          <table:table-cell table:formula="of:=IF(SUM([.I40:.L40])&gt;0;ROUND(AVERAGE([.I40:.L40]);4);0)" office:value-type="float" office:value="75.3255" calcext:value-type="float">
            <text:p>75.3255</text:p>
          </table:table-cell>
          <table:table-cell table:formula="of:=STDEV([.I40:.L40])" office:value-type="float" office:value="4.04204820192271" calcext:value-type="float">
            <text:p>4.04204820192271</text:p>
          </table:table-cell>
          <table:table-cell/>
          <table:table-cell office:value-type="float" office:value="74.359" calcext:value-type="float">
            <text:p>74.359</text:p>
          </table:table-cell>
          <table:table-cell office:value-type="float" office:value="70.066" calcext:value-type="float">
            <text:p>70.066</text:p>
          </table:table-cell>
          <table:table-cell office:value-type="float" office:value="67.786" calcext:value-type="float">
            <text:p>67.786</text:p>
          </table:table-cell>
          <table:table-cell office:value-type="float" office:value="75.239" calcext:value-type="float">
            <text:p>75.239</text:p>
          </table:table-cell>
          <table:table-cell table:formula="of:=IF(SUM([.P40:.S40])&gt;0;ROUND(AVERAGE([.P40:.S40]);4);0)" office:value-type="float" office:value="71.8625" calcext:value-type="float">
            <text:p>71.8625</text:p>
          </table:table-cell>
          <table:table-cell table:formula="of:=STDEV([.P40:.S40])" office:value-type="float" office:value="3.53452160836513" calcext:value-type="float">
            <text:p>3.53452160836513</text:p>
          </table:table-cell>
          <table:table-cell table:number-columns-repeated="15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10x512 Dense Last LSTM</text:p>
          </table:table-cell>
          <table:table-cell office:value-type="float" office:value="38.86" calcext:value-type="float">
            <text:p>38.86</text:p>
          </table:table-cell>
          <table:table-cell office:value-type="float" office:value="41.58" calcext:value-type="float">
            <text:p>41.58</text:p>
          </table:table-cell>
          <table:table-cell office:value-type="float" office:value="25.73" calcext:value-type="float">
            <text:p>25.73</text:p>
          </table:table-cell>
          <table:table-cell office:value-type="float" office:value="39.26" calcext:value-type="float">
            <text:p>39.26</text:p>
          </table:table-cell>
          <table:table-cell table:formula="of:=IF(SUM([.B42:.E42])&gt;0;ROUND(AVERAGE([.B42:.E42]);4);0)" office:value-type="float" office:value="36.3575" calcext:value-type="float">
            <text:p>36.3575</text:p>
          </table:table-cell>
          <table:table-cell table:formula="of:=STDEV([.B42:.E42])" office:value-type="float" office:value="7.18575616526658" calcext:value-type="float">
            <text:p>7.18575616526658</text:p>
          </table:table-cell>
          <table:table-cell office:value-type="string" calcext:value-type="string">
            <text:p>10x1024 Dense Last LSTM</text:p>
          </table:table-cell>
          <table:table-cell office:value-type="float" office:value="41.36" calcext:value-type="float">
            <text:p>41.36</text:p>
          </table:table-cell>
          <table:table-cell office:value-type="float" office:value="74.96" calcext:value-type="float">
            <text:p>74.96</text:p>
          </table:table-cell>
          <table:table-cell office:value-type="float" office:value="61.11" calcext:value-type="float">
            <text:p>61.11</text:p>
          </table:table-cell>
          <table:table-cell office:value-type="float" office:value="69.87" calcext:value-type="float">
            <text:p>69.87</text:p>
          </table:table-cell>
          <table:table-cell table:formula="of:=IF(SUM([.I42:.L42])&gt;0;ROUND(AVERAGE([.I42:.L42]);4);0)" office:value-type="float" office:value="61.825" calcext:value-type="float">
            <text:p>61.825</text:p>
          </table:table-cell>
          <table:table-cell table:formula="of:=STDEV([.I42:.L42])" office:value-type="float" office:value="14.7938917575239" calcext:value-type="float">
            <text:p>14.7938917575239</text:p>
          </table:table-cell>
          <table:table-cell office:value-type="string" calcext:value-type="string">
            <text:p>10x2048 Dense Last LSTM</text:p>
          </table:table-cell>
          <table:table-cell office:value-type="float" office:value="37.89" calcext:value-type="float">
            <text:p>37.89</text:p>
          </table:table-cell>
          <table:table-cell office:value-type="float" office:value="11.17" calcext:value-type="float">
            <text:p>11.17</text:p>
          </table:table-cell>
          <table:table-cell office:value-type="float" office:value="7.81" calcext:value-type="float">
            <text:p>7.81</text:p>
          </table:table-cell>
          <table:table-cell office:value-type="float" office:value="17.24" calcext:value-type="float">
            <text:p>17.24</text:p>
          </table:table-cell>
          <table:table-cell table:formula="of:=IF(SUM([.P42:.S42])&gt;0;ROUND(AVERAGE([.P42:.S42]);4);0)" office:value-type="float" office:value="18.5275" calcext:value-type="float">
            <text:p>18.5275</text:p>
          </table:table-cell>
          <table:table-cell table:formula="of:=STDEV([.P42:.S42])" office:value-type="float" office:value="13.4853213408753" calcext:value-type="float">
            <text:p>13.4853213408753</text:p>
          </table:table-cell>
          <table:table-cell table:number-columns-repeated="15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74.906" calcext:value-type="float">
            <text:p>74.906</text:p>
          </table:table-cell>
          <table:table-cell office:value-type="float" office:value="74.953" calcext:value-type="float">
            <text:p>74.953</text:p>
          </table:table-cell>
          <table:table-cell office:value-type="float" office:value="64.249" calcext:value-type="float">
            <text:p>64.249</text:p>
          </table:table-cell>
          <table:table-cell office:value-type="float" office:value="64.44" calcext:value-type="float">
            <text:p>64.44</text:p>
          </table:table-cell>
          <table:table-cell table:formula="of:=IF(SUM([.B46:.E46])&gt;0;ROUND(AVERAGE([.B46:.E46]);4);0)" office:value-type="float" office:value="69.637" calcext:value-type="float">
            <text:p>69.637</text:p>
          </table:table-cell>
          <table:table-cell table:formula="of:=STDEV([.B46:.E46])" office:value-type="float" office:value="6.11178015529573" calcext:value-type="float">
            <text:p>6.11178015529573</text:p>
          </table:table-cell>
          <table:table-cell office:value-type="string" calcext:value-type="string">
            <text:p>acc</text:p>
          </table:table-cell>
          <table:table-cell office:value-type="float" office:value="71.596" calcext:value-type="float">
            <text:p>71.596</text:p>
          </table:table-cell>
          <table:table-cell office:value-type="float" office:value="72.406" calcext:value-type="float">
            <text:p>72.406</text:p>
          </table:table-cell>
          <table:table-cell office:value-type="float" office:value="70.674" calcext:value-type="float">
            <text:p>70.674</text:p>
          </table:table-cell>
          <table:table-cell office:value-type="float" office:value="76.425" calcext:value-type="float">
            <text:p>76.425</text:p>
          </table:table-cell>
          <table:table-cell table:formula="of:=IF(SUM([.I46:.L46])&gt;0;ROUND(AVERAGE([.I46:.L46]);4);0)" office:value-type="float" office:value="72.7753" calcext:value-type="float">
            <text:p>72.7753</text:p>
          </table:table-cell>
          <table:table-cell table:formula="of:=STDEV([.I46:.L46])" office:value-type="float" office:value="2.53396282201087" calcext:value-type="float">
            <text:p>2.53396282201087</text:p>
          </table:table-cell>
          <table:table-cell/>
          <table:table-cell office:value-type="float" office:value="70.267" calcext:value-type="float">
            <text:p>70.267</text:p>
          </table:table-cell>
          <table:table-cell office:value-type="float" office:value="53.015" calcext:value-type="float">
            <text:p>53.015</text:p>
          </table:table-cell>
          <table:table-cell office:value-type="float" office:value="59.767" calcext:value-type="float">
            <text:p>59.767</text:p>
          </table:table-cell>
          <table:table-cell office:value-type="float" office:value="47.869" calcext:value-type="float">
            <text:p>47.869</text:p>
          </table:table-cell>
          <table:table-cell table:formula="of:=IF(SUM([.P46:.S46])&gt;0;ROUND(AVERAGE([.P46:.S46]);4);0)" office:value-type="float" office:value="57.7295" calcext:value-type="float">
            <text:p>57.7295</text:p>
          </table:table-cell>
          <table:table-cell table:formula="of:=STDEV([.P46:.S46])" office:value-type="float" office:value="9.67464526481462" calcext:value-type="float">
            <text:p>9.67464526481462</text:p>
          </table:table-cell>
          <table:table-cell table:number-columns-repeated="15"/>
        </table:table-row>
        <table:table-row table:style-name="ro1" table:number-rows-repeated="4">
          <table:table-cell table:number-columns-repeated="36"/>
        </table:table-row>
        <table:table-row table:style-name="ro1">
          <table:table-cell office:value-type="string" calcext:value-type="string">
            <text:p>m_8x512_tp</text:p>
          </table:table-cell>
          <table:table-cell office:value-type="float" office:value="53.32" calcext:value-type="float">
            <text:p>53.32</text:p>
          </table:table-cell>
          <table:table-cell office:value-type="float" office:value="40.29" calcext:value-type="float">
            <text:p>40.29</text:p>
          </table:table-cell>
          <table:table-cell office:value-type="float" office:value="26.01" calcext:value-type="float">
            <text:p>26.01</text:p>
          </table:table-cell>
          <table:table-cell office:value-type="float" office:value="44.36" calcext:value-type="float">
            <text:p>44.36</text:p>
          </table:table-cell>
          <table:table-cell table:formula="of:=IF(SUM([.B51:.E51])&gt;0;ROUND(AVERAGE([.B51:.E51]);4);0)" office:value-type="float" office:value="40.995" calcext:value-type="float">
            <text:p>40.995</text:p>
          </table:table-cell>
          <table:table-cell table:formula="of:=STDEV([.B51:.E51])" office:value-type="float" office:value="11.376527003733" calcext:value-type="float">
            <text:p>11.376527003733</text:p>
          </table:table-cell>
          <table:table-cell office:value-type="string" calcext:value-type="string">
            <text:p>8x1024 Dense Last LSTM</text:p>
          </table:table-cell>
          <table:table-cell office:value-type="float" office:value="38.54" calcext:value-type="float">
            <text:p>38.54</text:p>
          </table:table-cell>
          <table:table-cell table:number-columns-repeated="3"/>
          <table:table-cell table:formula="of:=IF(SUM([.I51:.L51])&gt;0;ROUND(AVERAGE([.I51:.L51]);4);0)" office:value-type="float" office:value="38.54" calcext:value-type="float">
            <text:p>38.54</text:p>
          </table:table-cell>
          <table:table-cell table:formula="of:=STDEV([.I51:.L51])" office:value-type="string" office:string-value="" calcext:value-type="error">
            <text:p>#DIV/0!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_8x512_acc</text:p>
          </table:table-cell>
          <table:table-cell office:value-type="float" office:value="65.641" calcext:value-type="float">
            <text:p>65.641</text:p>
          </table:table-cell>
          <table:table-cell office:value-type="float" office:value="67.191" calcext:value-type="float">
            <text:p>67.191</text:p>
          </table:table-cell>
          <table:table-cell office:value-type="float" office:value="72.22" calcext:value-type="float">
            <text:p>72.22</text:p>
          </table:table-cell>
          <table:table-cell office:value-type="float" office:value="70.44" calcext:value-type="float">
            <text:p>70.44</text:p>
          </table:table-cell>
          <table:table-cell table:formula="of:=IF(SUM([.B52:.E52])&gt;0;ROUND(AVERAGE([.B52:.E52]);4);0)" office:value-type="float" office:value="68.873" calcext:value-type="float">
            <text:p>68.873</text:p>
          </table:table-cell>
          <table:table-cell table:formula="of:=STDEV([.B52:.E52])" office:value-type="float" office:value="2.99626689954906" calcext:value-type="float">
            <text:p>2.99626689954906</text:p>
          </table:table-cell>
          <table:table-cell table:number-columns-repeated="2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65.641" calcext:value-type="float">
            <text:p>65.641</text:p>
          </table:table-cell>
          <table:table-cell office:value-type="float" office:value="67.191" calcext:value-type="float">
            <text:p>67.191</text:p>
          </table:table-cell>
          <table:table-cell office:value-type="float" office:value="72.22" calcext:value-type="float">
            <text:p>72.22</text:p>
          </table:table-cell>
          <table:table-cell office:value-type="float" office:value="70.44" calcext:value-type="float">
            <text:p>70.44</text:p>
          </table:table-cell>
          <table:table-cell table:formula="of:=IF(SUM([.B55:.E55])&gt;0;ROUND(AVERAGE([.B55:.E55]);4);0)" office:value-type="float" office:value="68.873" calcext:value-type="float">
            <text:p>68.873</text:p>
          </table:table-cell>
          <table:table-cell table:formula="of:=STDEV([.B55:.E55])" office:value-type="float" office:value="2.99626689954906" calcext:value-type="float">
            <text:p>2.99626689954906</text:p>
          </table:table-cell>
          <table:table-cell office:value-type="string" calcext:value-type="string">
            <text:p>acc</text:p>
          </table:table-cell>
          <table:table-cell office:value-type="float" office:value="54.471" calcext:value-type="float">
            <text:p>54.471</text:p>
          </table:table-cell>
          <table:table-cell table:number-columns-repeated="3"/>
          <table:table-cell table:formula="of:=IF(SUM([.I55:.L55])&gt;0;ROUND(AVERAGE([.I55:.L55]);4);0)" office:value-type="float" office:value="54.471" calcext:value-type="float">
            <text:p>54.471</text:p>
          </table:table-cell>
          <table:table-cell table:formula="of:=STDEV([.I55:.L55])" office:value-type="string" office:string-value="" calcext:value-type="error">
            <text:p>#DIV/0!</text:p>
          </table:table-cell>
          <table:table-cell table:number-columns-repeated="22"/>
        </table:table-row>
        <table:table-row table:style-name="ro1" table:number-rows-repeated="9">
          <table:table-cell table:number-columns-repeated="36"/>
        </table:table-row>
        <table:table-row table:style-name="ro1">
          <table:table-cell office:value-type="string" calcext:value-type="string">
            <text:p>5x1024 Dense Last LSTM</text:p>
          </table:table-cell>
          <table:table-cell office:value-type="float" office:value="29.3" calcext:value-type="float">
            <text:p>29.3</text:p>
          </table:table-cell>
          <table:table-cell office:value-type="float" office:value="29.23" calcext:value-type="float">
            <text:p>29.23</text:p>
          </table:table-cell>
          <table:table-cell table:number-columns-repeated="33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float" office:value="60.056" calcext:value-type="float">
            <text:p>60.056</text:p>
          </table:table-cell>
          <table:table-cell office:value-type="float" office:value="57.993" calcext:value-type="float">
            <text:p>57.993</text:p>
          </table:table-cell>
          <table:table-cell table:number-columns-repeated="33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5x1024 Coords End</text:p>
          </table:table-cell>
          <table:table-cell office:value-type="float" office:value="57.8" calcext:value-type="float">
            <text:p>57.8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float" office:value="68.418" calcext:value-type="float">
            <text:p>68.418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5x1024 Coords End</text:p>
          </table:table-cell>
          <table:table-cell office:value-type="float" office:value="44.99" calcext:value-type="float">
            <text:p>44.99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float" office:value="62.678" calcext:value-type="float">
            <text:p>62.678</text:p>
          </table:table-cell>
          <table:table-cell table:number-columns-repeated="34"/>
        </table:table-row>
      </table:table>
      <table:table table:name="Sheet3" table:style-name="ta1">
        <table:table-column table:style-name="co6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8"/>
          <table:table-cell office:value-type="string" calcext:value-type="string">
            <text:p>Combined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rchitecture</text:p>
          </table:table-cell>
          <table:table-cell table:style-name="ce1" office:value-type="string" calcext:value-type="string">
            <text:p>fold0</text:p>
          </table:table-cell>
          <table:table-cell table:style-name="ce1" office:value-type="string" calcext:value-type="string">
            <text:p>fold1</text:p>
          </table:table-cell>
          <table:table-cell table:style-name="ce1" office:value-type="string" calcext:value-type="string">
            <text:p>fold2</text:p>
          </table:table-cell>
          <table:table-cell table:style-name="ce1" office:value-type="string" calcext:value-type="string">
            <text:p>fold3</text:p>
          </table:table-cell>
          <table:table-cell table:style-name="ce1" office:value-type="string" calcext:value-type="string">
            <text:p>m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 5k, 40 3k, 256 Dense</text:p>
          </table:table-cell>
          <table:table-cell office:value-type="float" office:value="1.504" calcext:value-type="float">
            <text:p>1.504</text:p>
          </table:table-cell>
          <table:table-cell office:value-type="float" office:value="18.085" calcext:value-type="float">
            <text:p>18.085</text:p>
          </table:table-cell>
          <table:table-cell office:value-type="float" office:value="51.101" calcext:value-type="float">
            <text:p>51.101</text:p>
          </table:table-cell>
          <table:table-cell office:value-type="float" office:value="39.218" calcext:value-type="float">
            <text:p>39.218</text:p>
          </table:table-cell>
          <table:table-cell table:formula="of:=IF(SUM([.B4:.E4])&gt;0;ROUND(AVERAGE([.B4:.E4]);4);0)" office:value-type="float" office:value="27.477" calcext:value-type="float">
            <text:p>27.477</text:p>
          </table:table-cell>
          <table:table-cell table:formula="of:=STDEV([.B4:.E4])" office:value-type="float" office:value="22.0510834956773" calcext:value-type="float">
            <text:p>22.0510834956773</text:p>
          </table:table-cell>
          <table:table-cell table:number-columns-repeated="2"/>
          <table:table-cell office:value-type="string" calcext:value-type="string">
            <text:p>mk1</text:p>
          </table:table-cell>
          <table:table-cell office:value-type="float" office:value="10.14" calcext:value-type="float">
            <text:p>10.14</text:p>
          </table:table-cell>
          <table:table-cell office:value-type="float" office:value="16.98" calcext:value-type="float">
            <text:p>16.98</text:p>
          </table:table-cell>
          <table:table-cell office:value-type="float" office:value="14.42" calcext:value-type="float">
            <text:p>14.42</text:p>
          </table:table-cell>
          <table:table-cell office:value-type="float" office:value="48.85" calcext:value-type="float">
            <text:p>48.85</text:p>
          </table:table-cell>
          <table:table-cell table:formula="of:=IF(SUM([.K4:.N4])&gt;0;ROUND(AVERAGE([.K4:.N4]);4);0)" office:value-type="float" office:value="22.5975" calcext:value-type="float">
            <text:p>22.5975</text:p>
          </table:table-cell>
          <table:table-cell table:formula="of:=STDEV([.K4:.N4])" office:value-type="float" office:value="17.7276702267012" calcext:value-type="float">
            <text:p>17.7276702267012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9"/>
          <table:table-cell office:value-type="string" calcext:value-type="string">
            <text:p>acc</text:p>
          </table:table-cell>
          <table:table-cell office:value-type="float" office:value="55.974" calcext:value-type="float">
            <text:p>55.974</text:p>
          </table:table-cell>
          <table:table-cell office:value-type="float" office:value="55.726" calcext:value-type="float">
            <text:p>55.726</text:p>
          </table:table-cell>
          <table:table-cell office:value-type="float" office:value="58.073" calcext:value-type="float">
            <text:p>58.073</text:p>
          </table:table-cell>
          <table:table-cell office:value-type="float" office:value="79.032" calcext:value-type="float">
            <text:p>79.032</text:p>
          </table:table-cell>
          <table:table-cell table:formula="of:=IF(SUM([.K8:.N8])&gt;0;ROUND(AVERAGE([.K8:.N8]);4);0)" office:value-type="float" office:value="62.2013" calcext:value-type="float">
            <text:p>62.2013</text:p>
          </table:table-cell>
          <table:table-cell table:formula="of:=STDEV([.K8:.N8])" office:value-type="float" office:value="11.2697840669938" calcext:value-type="float">
            <text:p>11.2697840669938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48.97" calcext:value-type="float">
            <text:p>48.97</text:p>
          </table:table-cell>
          <table:table-cell office:value-type="float" office:value="52.93" calcext:value-type="float">
            <text:p>52.93</text:p>
          </table:table-cell>
          <table:table-cell office:value-type="float" office:value="72.08" calcext:value-type="float">
            <text:p>72.08</text:p>
          </table:table-cell>
          <table:table-cell office:value-type="float" office:value="64.33" calcext:value-type="float">
            <text:p>64.33</text:p>
          </table:table-cell>
          <table:table-cell table:formula="of:=IF(SUM([.B9:.E9])&gt;0;ROUND(AVERAGE([.B9:.E9]);4);0)" office:value-type="float" office:value="59.5775" calcext:value-type="float">
            <text:p>59.5775</text:p>
          </table:table-cell>
          <table:table-cell table:formula="of:=STDEV([.B9:.E9])" office:value-type="float" office:value="10.5768154470048" calcext:value-type="float">
            <text:p>10.5768154470048</text:p>
          </table:table-cell>
          <table:table-cell table:number-columns-repeated="9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20 5k, 40 3k, 256 Dense Last LSTM</text:p>
          </table:table-cell>
          <table:table-cell office:value-type="float" office:value="2.038" calcext:value-type="float">
            <text:p>2.038</text:p>
          </table:table-cell>
          <table:table-cell office:value-type="float" office:value="68.504" calcext:value-type="float">
            <text:p>68.504</text:p>
          </table:table-cell>
          <table:table-cell office:value-type="float" office:value="22.322" calcext:value-type="float">
            <text:p>22.322</text:p>
          </table:table-cell>
          <table:table-cell office:value-type="float" office:value="49.77" calcext:value-type="float">
            <text:p>49.77</text:p>
          </table:table-cell>
          <table:table-cell table:formula="of:=IF(SUM([.B17:.E17])&gt;0;ROUND(AVERAGE([.B17:.E17]);4);0)" office:value-type="float" office:value="35.6585" calcext:value-type="float">
            <text:p>35.6585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34.52" calcext:value-type="float">
            <text:p>34.52</text:p>
          </table:table-cell>
          <table:table-cell office:value-type="float" office:value="54.71" calcext:value-type="float">
            <text:p>54.71</text:p>
          </table:table-cell>
          <table:table-cell office:value-type="float" office:value="58.82" calcext:value-type="float">
            <text:p>58.82</text:p>
          </table:table-cell>
          <table:table-cell office:value-type="float" office:value="65.61" calcext:value-type="float">
            <text:p>65.61</text:p>
          </table:table-cell>
          <table:table-cell table:formula="of:=IF(SUM([.B21:.E21])&gt;0;ROUND(AVERAGE([.B21:.E21]);4);0)" office:value-type="float" office:value="53.415" calcext:value-type="float">
            <text:p>53.415</text:p>
          </table:table-cell>
          <table:table-cell table:formula="of:=STDEV([.B21:.E21])" office:value-type="float" office:value="13.3744794291217" calcext:value-type="float">
            <text:p>13.374479429121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20 5k, 40 3k, 256 Dense Coords</text:p>
          </table:table-cell>
          <table:table-cell office:value-type="float" office:value="37.26" calcext:value-type="float">
            <text:p>37.26</text:p>
          </table:table-cell>
          <table:table-cell office:value-type="float" office:value="70.842" calcext:value-type="float">
            <text:p>70.842</text:p>
          </table:table-cell>
          <table:table-cell office:value-type="float" office:value="52.056" calcext:value-type="float">
            <text:p>52.056</text:p>
          </table:table-cell>
          <table:table-cell office:value-type="float" office:value="39.27" calcext:value-type="float">
            <text:p>39.27</text:p>
          </table:table-cell>
          <table:table-cell table:formula="of:=IF(SUM([.B23:.E23])&gt;0;ROUND(AVERAGE([.B23:.E23]);4);0)" office:value-type="float" office:value="49.857" calcext:value-type="float">
            <text:p>49.857</text:p>
          </table:table-cell>
          <table:table-cell table:formula="of:=STDEV([.B23:.E23])" office:value-type="float" office:value="15.4485684773703" calcext:value-type="float">
            <text:p>15.4485684773703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71.536" calcext:value-type="float">
            <text:p>71.536</text:p>
          </table:table-cell>
          <table:table-cell office:value-type="float" office:value="74.13" calcext:value-type="float">
            <text:p>74.13</text:p>
          </table:table-cell>
          <table:table-cell office:value-type="float" office:value="52.056" calcext:value-type="float">
            <text:p>52.056</text:p>
          </table:table-cell>
          <table:table-cell office:value-type="float" office:value="60.046" calcext:value-type="float">
            <text:p>60.046</text:p>
          </table:table-cell>
          <table:table-cell table:formula="of:=IF(SUM([.B27:.E27])&gt;0;ROUND(AVERAGE([.B27:.E27]);4);0)" office:value-type="float" office:value="64.442" calcext:value-type="float">
            <text:p>64.442</text:p>
          </table:table-cell>
          <table:table-cell table:formula="of:=STDEV([.B27:.E27])" office:value-type="float" office:value="10.2781319962984" calcext:value-type="float">
            <text:p>10.2781319962984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20 5k, 2 x 40 3k, 256 Dense Coords</text:p>
          </table:table-cell>
          <table:table-cell office:value-type="float" office:value="35.31" calcext:value-type="float">
            <text:p>35.31</text:p>
          </table:table-cell>
          <table:table-cell office:value-type="float" office:value="46.22" calcext:value-type="float">
            <text:p>46.22</text:p>
          </table:table-cell>
          <table:table-cell office:value-type="float" office:value="7.69" calcext:value-type="float">
            <text:p>7.69</text:p>
          </table:table-cell>
          <table:table-cell office:value-type="float" office:value="65.76" calcext:value-type="float">
            <text:p>65.76</text:p>
          </table:table-cell>
          <table:table-cell table:formula="of:=IF(SUM([.B29:.E29])&gt;0;ROUND(AVERAGE([.B29:.E29]);4);0)" office:value-type="float" office:value="38.745" calcext:value-type="float">
            <text:p>38.745</text:p>
          </table:table-cell>
          <table:table-cell table:formula="of:=STDEV([.B29:.E29])" office:value-type="float" office:value="24.2342601840177" calcext:value-type="float">
            <text:p>24.2342601840177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acc</text:p>
          </table:table-cell>
          <table:table-cell office:value-type="float" office:value="58.176" calcext:value-type="float">
            <text:p>58.176</text:p>
          </table:table-cell>
          <table:table-cell office:value-type="float" office:value="57.715" calcext:value-type="float">
            <text:p>57.715</text:p>
          </table:table-cell>
          <table:table-cell office:value-type="float" office:value="56.132" calcext:value-type="float">
            <text:p>56.132</text:p>
          </table:table-cell>
          <table:table-cell office:value-type="float" office:value="68.662" calcext:value-type="float">
            <text:p>68.662</text:p>
          </table:table-cell>
          <table:table-cell table:formula="of:=IF(SUM([.B33:.E33])&gt;0;ROUND(AVERAGE([.B33:.E33]);4);0)" office:value-type="float" office:value="60.1713" calcext:value-type="float">
            <text:p>60.1713</text:p>
          </table:table-cell>
          <table:table-cell table:formula="of:=STDEV([.B33:.E33])" office:value-type="float" office:value="5.72778499218212" calcext:value-type="float">
            <text:p>5.72778499218212</text:p>
          </table:table-cell>
          <table:table-cell table:number-columns-repeated="9"/>
        </table:table-row>
      </table:table>
      <table:table table:name="Sheet5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window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f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float" office:value="6931" calcext:value-type="float">
            <text:p>6931</text:p>
          </table:table-cell>
          <table:table-cell office:value-type="float" office:value="6114" calcext:value-type="float">
            <text:p>6114</text:p>
          </table:table-cell>
          <table:table-cell table:formula="of:=7476-939" office:value-type="float" office:value="6537" calcext:value-type="float">
            <text:p>6537</text:p>
          </table:table-cell>
          <table:table-cell/>
        </table:table-row>
        <table:table-row table:style-name="ro1">
          <table:table-cell table:number-columns-repeated="3"/>
          <table:table-cell table:formula="of:=[.D12]/[.C16]" office:value-type="float" office:value="0.927100053504548" calcext:value-type="float">
            <text:p>0.927100053504548</text:p>
          </table:table-cell>
          <table:table-cell table:formula="of:=[.E12]/[.C16]" office:value-type="float" office:value="0.817817014446228" calcext:value-type="float">
            <text:p>0.817817014446228</text:p>
          </table:table-cell>
          <table:table-cell table:formula="of:=[.F12]/[.C16]" office:value-type="float" office:value="0.874398073836276" calcext:value-type="float">
            <text:p>0.874398073836276</text:p>
          </table:table-cell>
          <table:table-cell table:formula="of:=SUM([.D13:.F13])/3" office:value-type="float" office:value="0.873105047262351" calcext:value-type="float">
            <text:p>0.87310504726235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/>
          <table:table-cell office:value-type="float" office:value="1634" calcext:value-type="float">
            <text:p>1634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formula="of:=SUM([.D24:.F24])" office:value-type="float" office:value="2015" calcext:value-type="float">
            <text:p>2015</text:p>
          </table:table-cell>
        </table:table-row>
        <table:table-row table:style-name="ro1">
          <table:table-cell table:number-columns-repeated="3"/>
          <table:table-cell office:value-type="float" office:value="1634" calcext:value-type="float">
            <text:p>1634</text:p>
          </table:table-cell>
          <table:table-cell office:value-type="float" office:value="910" calcext:value-type="float">
            <text:p>910</text:p>
          </table:table-cell>
          <table:table-cell office:value-type="float" office:value="939" calcext:value-type="float">
            <text:p>939</text:p>
          </table:table-cell>
          <table:table-cell table:formula="of:=SUM([.D25:.F25])" office:value-type="float" office:value="3483" calcext:value-type="float">
            <text:p>3483</text:p>
          </table:table-cell>
        </table:table-row>
        <table:table-row table:style-name="ro1">
          <table:table-cell table:number-columns-repeated="6"/>
          <table:table-cell table:formula="of:=[.G24]/[.G25]" office:value-type="float" office:value="0.578524260694803" calcext:value-type="float">
            <text:p>0.578524260694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3:38:49.075664955</meta:creation-date>
    <dc:date>2019-04-17T12:08:14.311965726</dc:date>
    <meta:editing-duration>PT13H6M16S</meta:editing-duration>
    <meta:editing-cycles>11</meta:editing-cycles>
    <meta:generator>LibreOffice/6.1.5.2$Linux_X86_64 LibreOffice_project/10$Build-2</meta:generator>
    <meta:document-statistic meta:table-count="4" meta:cell-count="589" meta:object-count="0"/>
  </office:meta>
</office:document-meta>
</file>